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 fo:line-height="100%"/>
      <style:text-properties style:font-name="Liberation Sans"/>
    </style:style>
    <style:style style:name="P2" style:family="paragraph" style:parent-style-name="Text_20_body" style:list-style-name="L1">
      <style:paragraph-properties fo:margin-top="0cm" fo:margin-bottom="0cm" loext:contextual-spacing="false" fo:line-height="100%"/>
      <style:text-properties style:font-name="Liberation Sans"/>
    </style:style>
    <style:style style:name="P3" style:family="paragraph" style:parent-style-name="Text_20_body" style:list-style-name="L2">
      <style:paragraph-properties fo:margin-top="0cm" fo:margin-bottom="0cm" loext:contextual-spacing="false" fo:line-height="100%"/>
      <style:text-properties style:font-name="Liberation Sans"/>
    </style:style>
    <style:style style:name="P4" style:family="paragraph" style:parent-style-name="Text_20_body" style:list-style-name="L3">
      <style:paragraph-properties fo:margin-top="0cm" fo:margin-bottom="0cm" loext:contextual-spacing="false" fo:line-height="100%"/>
      <style:text-properties style:font-name="Liberation Sans"/>
    </style:style>
    <style:style style:name="P5" style:family="paragraph" style:parent-style-name="Text_20_body" style:list-style-name="L4">
      <style:paragraph-properties fo:margin-top="0cm" fo:margin-bottom="0cm" loext:contextual-spacing="false" fo:line-height="100%"/>
      <style:text-properties style:font-name="Liberation Sans"/>
    </style:style>
    <style:style style:name="P6" style:family="paragraph" style:parent-style-name="Text_20_body">
      <style:paragraph-properties fo:margin-top="0cm" fo:margin-bottom="0cm" loext:contextual-spacing="false" fo:line-height="100%"/>
      <style:text-properties style:font-name="Liberation Sans" fo:font-weight="bold" style:font-weight-asian="bold" style:font-weight-complex="bold"/>
    </style:style>
    <style:style style:name="P7" style:family="paragraph" style:parent-style-name="Text_20_body" style:master-page-name="">
      <style:paragraph-properties fo:margin-top="0cm" fo:margin-bottom="0cm" loext:contextual-spacing="false" fo:line-height="100%" fo:text-align="center" style:justify-single-word="false" style:page-number="auto"/>
      <style:text-properties style:font-name="Liberation Sans" style:text-underline-style="solid" style:text-underline-width="auto" style:text-underline-color="font-color" fo:font-weight="bold" style:font-weight-asian="bold" style:font-weight-complex="bold"/>
    </style:style>
    <style:style style:name="T1" style:family="text">
      <style:text-properties officeooo:rsid="001cdabd"/>
    </style:style>
    <style:style style:name="T2" style:family="text">
      <style:text-properties officeooo:rsid="001f960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Rabbit Versus Python <text:span text:style-name="T2">Brainstorming and Gameplay</text:span></text:p>
      <text:p text:style-name="P1"/>
      <text:p text:style-name="P6">Brainstorming</text:p>
      <text:list xml:id="list42443621" text:style-name="L1">
        <text:list-item>
          <text:p text:style-name="P2">Basic waved battle system that keeps sending enemies at the player until they die</text:p>
        </text:list-item>
        <text:list-item>
          <text:p text:style-name="P2">Set of stats for each character in a list</text:p>
        </text:list-item>
        <text:list-item>
          <text:p text:style-name="P2">Simple choices for the player to choose and choice determines outcome</text:p>
        </text:list-item>
        <text:list-item>
          <text:p text:style-name="P2">while loop for the battle system that takes in character lists and player inputs</text:p>
        </text:list-item>
        <text:list-item>
          <text:p text:style-name="P2">name, attack, defense, health</text:p>
        </text:list-item>
        <text:list-item>
          <text:p text:style-name="P2">Every so often there should be some sort of healing to keep things</text:p>
        </text:list-item>
      </text:list>
      <text:p text:style-name="P1"/>
      <text:p text:style-name="P6">Gameplay</text:p>
      <text:list xml:id="list1692845735" text:style-name="L3">
        <text:list-item>
          <text:p text:style-name="P4"/>
        </text:list-item>
      </text:list>
      <text:p text:style-name="P1"/>
      <text:p text:style-name="P6">Pillars</text:p>
      <text:list xml:id="list3988086836" text:style-name="L2">
        <text:list-item>
          <text:p text:style-name="P3">Simple battle system to fight increasingly difficult enemies</text:p>
        </text:list-item>
        <text:list-item>
          <text:p text:style-name="P3">Program using Part 1 Python skills</text:p>
        </text:list-item>
      </text:list>
      <text:p text:style-name="P1"/>
      <text:p text:style-name="P6">Gameloop</text:p>
      <text:list xml:id="list4243374976" text:style-name="L4">
        <text:list-item>
          <text:p text:style-name="P5"/>
        </text:list-item>
      </text:list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8.2cm" fo:page-height="25.7cm" style:num-format="1" style:print-orientation="portrait" fo:margin-top="1.21cm" fo:margin-bottom="1.21cm" fo:margin-left="1.21cm" fo:margin-right="1.2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8.2cm" fo:page-height="25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7-26T10:12:48.520453990</meta:creation-date>
    <dc:title>MeDefault</dc:title>
    <meta:editing-duration>PT7M23S</meta:editing-duration>
    <meta:editing-cycles>4</meta:editing-cycles>
    <meta:generator>LibreOffice/6.3.6.2$Linux_X86_64 LibreOffice_project/30$Build-2</meta:generator>
    <dc:date>2020-07-26T10:20:09.559526169</dc:date>
    <meta:document-statistic meta:table-count="0" meta:image-count="0" meta:object-count="0" meta:page-count="1" meta:paragraph-count="15" meta:word-count="99" meta:character-count="553" meta:non-whitespace-character-count="477"/>
    <meta:template xlink:type="simple" xlink:actuate="onRequest" xlink:title="MeDefault" xlink:href="../../../../Templates/MeDefault.ott" meta:date="2020-07-26T10:12:46.394653360"/>
  </office:meta>
</office:document-meta>
</file>